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fa1f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a1f8" officeooo:paragraph-rsid="001fa1f8" style:font-weight-asian="bold" style:font-weight-complex="bold"/>
    </style:style>
    <style:style style:name="P4" style:family="paragraph" style:parent-style-name="Standard">
      <style:text-properties fo:font-weight="bold" officeooo:rsid="00219ac6" officeooo:paragraph-rsid="00219ac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19ac6" officeooo:paragraph-rsid="00219ac6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219ac6" officeooo:paragraph-rsid="00219ac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219ac6" officeooo:paragraph-rsid="00219ac6" style:font-size-asian="12pt" style:font-weight-asian="normal" style:font-size-complex="12pt" style:font-weight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22cccb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>
      <style:text-properties fo:font-weight="bold" officeooo:rsid="001fa1f8" officeooo:paragraph-rsid="001fa1f8" style:font-weight-asian="bold" style:font-weight-complex="bold"/>
    </style:style>
    <style:style style:name="P14" style:family="paragraph" style:parent-style-name="Text_20_body">
      <style:paragraph-properties fo:margin-top="0.101cm" fo:margin-bottom="0.146cm" style:contextual-spacing="false" fo:line-height="100%"/>
      <style:text-properties fo:font-weight="bold" officeooo:rsid="001fa1f8" officeooo:paragraph-rsid="001fa1f8" style:font-weight-asian="bold" style:font-weight-complex="bold"/>
    </style:style>
    <style:style style:name="P15" style:family="paragraph" style:parent-style-name="Text_20_body">
      <style:text-properties fo:font-weight="bold" officeooo:rsid="001fa1f8" officeooo:paragraph-rsid="001fd0a0" style:font-weight-asian="bold" style:font-weight-complex="bold"/>
    </style:style>
    <style:style style:name="P16" style:family="paragraph" style:parent-style-name="Text_20_body">
      <style:text-properties fo:font-weight="bold" officeooo:rsid="001fd0a0" officeooo:paragraph-rsid="001fd0a0" style:font-weight-asian="bold" style:font-weight-complex="bold"/>
    </style:style>
    <style:style style:name="P17" style:family="paragraph" style:parent-style-name="Text_20_body">
      <style:text-properties fo:font-weight="bold" officeooo:rsid="00219ac6" officeooo:paragraph-rsid="00219ac6" style:font-weight-asian="bold" style:font-weight-complex="bold"/>
    </style:style>
    <style:style style:name="P18" style:family="paragraph" style:parent-style-name="Text_20_body" style:list-style-name="L3">
      <style:paragraph-properties fo:margin-top="0.101cm" fo:margin-bottom="0.146cm" style:contextual-spacing="false" fo:line-height="100%"/>
      <style:text-properties fo:font-weight="normal" officeooo:rsid="001fa1f8" officeooo:paragraph-rsid="001fa1f8" style:font-weight-asian="normal" style:font-weight-complex="normal"/>
    </style:style>
    <style:style style:name="P19" style:family="paragraph" style:parent-style-name="Text_20_body" style:list-style-name="L3">
      <style:paragraph-properties fo:margin-top="0.101cm" fo:margin-bottom="0.146cm" style:contextual-spacing="false" fo:line-height="100%"/>
      <style:text-properties fo:font-weight="normal" officeooo:rsid="001fa1f8" officeooo:paragraph-rsid="0022cccb" style:font-weight-asian="normal" style:font-weight-complex="normal"/>
    </style:style>
    <style:style style:name="P20" style:family="paragraph" style:parent-style-name="Text_20_body" style:list-style-name="L4">
      <style:paragraph-properties fo:margin-top="0.101cm" fo:margin-bottom="0.146cm" style:contextual-spacing="false" fo:line-height="100%"/>
      <style:text-properties fo:font-weight="normal" officeooo:rsid="001fa1f8" officeooo:paragraph-rsid="001fa1f8" style:font-weight-asian="normal" style:font-weight-complex="normal"/>
    </style:style>
    <style:style style:name="P21" style:family="paragraph" style:parent-style-name="Text_20_body">
      <style:paragraph-properties fo:margin-top="0.101cm" fo:margin-bottom="0.146cm" style:contextual-spacing="false" fo:line-height="100%"/>
      <style:text-properties fo:font-weight="normal" officeooo:rsid="001fa1f8" officeooo:paragraph-rsid="001fa1f8" style:font-weight-asian="normal" style:font-weight-complex="normal"/>
    </style:style>
    <style:style style:name="P22" style:family="paragraph" style:parent-style-name="Text_20_body" style:list-style-name="L9">
      <style:text-properties fo:font-weight="normal" officeooo:rsid="00242596" officeooo:paragraph-rsid="00242596" style:font-weight-asian="normal" style:font-weight-complex="normal"/>
    </style:style>
    <style:style style:name="P23" style:family="paragraph" style:parent-style-name="Text_20_body" style:list-style-name="L9">
      <style:text-properties fo:font-weight="normal" officeooo:rsid="00242596" officeooo:paragraph-rsid="0024654a" style:font-weight-asian="normal" style:font-weight-complex="normal"/>
    </style:style>
    <style:style style:name="P24" style:family="paragraph" style:parent-style-name="Text_20_body" style:list-style-name="L9">
      <style:text-properties fo:font-weight="normal" officeooo:rsid="0024654a" officeooo:paragraph-rsid="0024654a" style:font-weight-asian="normal" style:font-weight-complex="normal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officeooo:paragraph-rsid="00219ac6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officeooo:rsid="00219ac6" officeooo:paragraph-rsid="00219ac6"/>
    </style:style>
    <style:style style:name="T1" style:family="text">
      <style:text-properties officeooo:rsid="0022d859"/>
    </style:style>
    <style:style style:name="T2" style:family="text">
      <style:text-properties officeooo:rsid="0024654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ster 1 — 2023-24 — Université de Bordeaux</text:p>
      <text:p text:style-name="P6">Projets de programmation (partie cours)</text:p>
      <text:p text:style-name="P7">TD Besoins</text:p>
      <text:p text:style-name="P4">1.</text:p>
      <text:p text:style-name="P3">(a)</text:p>
      <text:p text:style-name="P2">Fonctionnels :</text:p>
      <text:list text:style-name="L1">
        <text:list-item>
          <text:p text:style-name="P9">Générer une grille.</text:p>
        </text:list-item>
        <text:list-item>
          <text:p text:style-name="P9">Permettre de résoudre une grille graduellement, mot à mot.</text:p>
        </text:list-item>
        <text:list-item>
          <text:p text:style-name="P9">Pouvoir changer de grille à tout instant.</text:p>
        </text:list-item>
        <text:list-item>
          <text:p text:style-name="P9">Aider l'utilisateur à la résolution d'un mot particulier.</text:p>
        </text:list-item>
        <text:list-item>
          <text:p text:style-name="P9">Pouvoir choisir le niveau de difficulté.</text:p>
        </text:list-item>
        <text:list-item>
          <text:p text:style-name="P9">Sauvegarder une grille.</text:p>
        </text:list-item>
        <text:list-item>
          <text:p text:style-name="P9">Importer une grille de mots croisés.</text:p>
        </text:list-item>
        <text:list-item>
          <text:p text:style-name="P9">Produire la solution d'une grille.</text:p>
        </text:list-item>
        <text:list-item>
          <text:p text:style-name="P8">Valider les mots proposés par l'utilisateur.</text:p>
        </text:list-item>
        <text:list-item>
          <text:p text:style-name="P10">Coder les grilles sauvegardées de manière compacte.</text:p>
        </text:list-item>
      </text:list>
      <text:p text:style-name="P1"><text:span text:style-name="Strong_20_Emphasis">Non fonctionnels :</text:span></text:p>
      <text:list text:style-name="L2">
        <text:list-item>
          <text:p text:style-name="P12">Aucune connexion à internet ne doit être requise lors de la résolution d'une grille.</text:p>
        </text:list-item>
        <text:list-item>
          <text:p text:style-name="P12">L'interface graphique doit pouvoir s'afficher sur des tailles d'écran différentes.</text:p>
        </text:list-item>
        <text:list-item>
          <text:p text:style-name="P12">Doit être portable sur smartphone.</text:p>
        </text:list-item>
        <text:list-item>
          <text:p text:style-name="P12">L'interface graphique doit se limiter à n'afficher que le strict nécessaire.</text:p>
        </text:list-item>
        <text:list-item>
          <text:p text:style-name="P12">Les grilles doivent pouvoir être de niveau élevé.</text:p>
        </text:list-item>
        <text:list-item>
          <text:p text:style-name="P11">Les grilles doivent être générées en moins d'une seconde.</text:p>
        </text:list-item>
      </text:list>
      <text:p text:style-name="P13">(b)</text:p>
      <text:p text:style-name="P14">Utilisateurs :</text:p>
      <text:list text:style-name="L3">
        <text:list-item>
          <text:p text:style-name="P18">Générer une grille</text:p>
        </text:list-item>
        <text:list-item>
          <text:p text:style-name="P18">Permettre de résoudre une grille graduellement, mot à mot.</text:p>
        </text:list-item>
        <text:list-item>
          <text:p text:style-name="P18">Pouvoir changer de grille à tout instant</text:p>
        </text:list-item>
        <text:list-item>
          <text:p text:style-name="P18">Pouvoir choisir le niveau de difficulté</text:p>
        </text:list-item>
        <text:list-item>
          <text:p text:style-name="P18">L’interface graphique doit pouvoir s’afficher sur des tailles d’écran différentes.</text:p>
        </text:list-item>
        <text:list-item>
          <text:p text:style-name="P18">L’interface graphique doit se limiter à n’afficher que le strict nécessaire</text:p>
        </text:list-item>
        <text:list-item>
          <text:p text:style-name="P18">Doit être portable sur smartphone.</text:p>
        </text:list-item>
        <text:list-item>
          <text:p text:style-name="P18">Valider les mots proposés par l’utilisateur</text:p>
        </text:list-item>
        <text:list-item>
          <text:p text:style-name="P19">Aucune connexion à internet ne doit être requise lors de la résolution d’une grille</text:p>
        </text:list-item>
        <text:list-item>
          <text:p text:style-name="P19">Sauvegarder une grille</text:p>
        </text:list-item>
        <text:list-item>
          <text:p text:style-name="P19">Importer une grille de mots croisés.</text:p>
        </text:list-item>
        <text:list-item>
          <text:p text:style-name="P19">Les grilles doivent pouvoir être de niveau élevé.</text:p>
        </text:list-item>
        <text:list-item>
          <text:p text:style-name="P19">Les grilles doivent être générées en moins d’une seconde</text:p>
        </text:list-item>
        <text:list-item>
          <text:p text:style-name="P19"><text:soft-page-break/>Produire la solution d’une grille.</text:p>
        </text:list-item>
      </text:list>
      <text:p text:style-name="P14">Système :</text:p>
      <text:list text:style-name="L4">
        <text:list-item>
          <text:p text:style-name="P20">Coder les grilles sauvegardée de manière compacte</text:p>
        </text:list-item>
      </text:list>
      <text:p text:style-name="P21"/>
      <text:p text:style-name="P15">©</text:p>
      <text:p text:style-name="P16">a→b→p→c→l→e→m→d→f→g→i→h→j→-k→n→o</text:p>
      <text:p text:style-name="P16">(d)</text:p>
      <text:p text:style-name="P17">a→b→c→d→e→g→h→i→j→m→o→p</text:p>
      <text:p text:style-name="P17">(e)<text:span text:style-name="Strong_20_Emphasis"> Besoins supplémentaires :</text:span></text:p>
      <text:list text:style-name="L5">
        <text:list-item>
          <text:p text:style-name="P25">Possibilité de personnaliser les thèmes des grilles.</text:p>
        </text:list-item>
        <text:list-item>
          <text:p text:style-name="P25">Statistiques de performance pour les utilisateurs.</text:p>
        </text:list-item>
        <text:list-item>
          <text:p text:style-name="P25">Option pour activer/désactiver des indices.</text:p>
        </text:list-item>
        <text:list-item>
          <text:p text:style-name="P26">Jouer contre des amis</text:p>
        </text:list-item>
      </text:list>
      <text:p text:style-name="P16"/>
      <text:p text:style-name="P17"><text:span text:style-name="T1">3</text:span>.</text:p>
      <text:list text:style-name="L9">
        <text:list-item>
          <text:p text:style-name="P22">Définir les obstacles.</text:p>
        </text:list-item>
        <text:list-item>
          <text:p text:style-name="P22">Reconnaître les objets via L’IA.</text:p>
        </text:list-item>
        <text:list-item>
          <text:p text:style-name="P22"><text:span text:style-name="T2">C</text:span>hoix d’algorithme pour éviter l’obstacle.</text:p>
        </text:list-item>
        <text:list-item>
          <text:p text:style-name="P24">Créer différents mode : autonomie, attente, télécommander .</text:p>
        </text:list-item>
        <text:list-item>
          <text:p text:style-name="P23"><text:span text:style-name="T2">Choisir un </text:span>protocole de communication</text:p>
        </text:list-item>
        <text:list-item>
          <text:p text:style-name="P22"><text:span text:style-name="T2">Créer une représentation 3D de l’environnement.</text:span></text:p>
        </text:list-item>
        <text:list-item>
          <text:p text:style-name="P22"><text:span text:style-name="T2">Envoyé la représentation 3D.</text:span></text:p>
        </text:list-item>
        <text:list-item>
          <text:p text:style-name="P23"><text:span text:style-name="T2">Envoie un rapport de ses choix d’actions.</text:span></text:p>
        </text:list-item>
        <text:list-item>
          <text:p text:style-name="P23"><text:span text:style-name="T2">Envoyé</text:span> l’état du matériel électronique : batterie, panneau solaire, camera.</text:p>
        </text:list-item>
        <text:list-item>
          <text:p text:style-name="P22">Contrôler <text:span text:style-name="T2">a distance </text:span>l’alimentation de chaque composant de façon indépendant. 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6:16:39.712726329</meta:creation-date>
    <dc:date>2024-01-25T18:17:45.570521340</dc:date>
    <meta:editing-duration>PT9M15S</meta:editing-duration>
    <meta:editing-cycles>1</meta:editing-cycles>
    <meta:document-statistic meta:table-count="0" meta:image-count="0" meta:object-count="0" meta:page-count="2" meta:paragraph-count="62" meta:word-count="391" meta:character-count="2471" meta:non-whitespace-character-count="2184"/>
    <meta:generator>LibreOffice/24.2.0.2$Linux_X86_64 LibreOffice_project/420$Build-2</meta:generator>
  </office:meta>
</office:document-meta>
</file>